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DefinitionRegistry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DefinitionRegistryImpl.PortletDefinitionRegist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DefinitionRegistryImpl.loadWar( File warFile , String webModu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ortletDefinitionRegistryImpl.inform( Deployment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rtletDefinitionRegistryImpl.getPortal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RegistryImpl.getPortletApplicationDefinitio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RegistryImpl.getPortletApplicationEnti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RegistryImpl.getPortletDefinition( Object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RegistryImpl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rtletDefinitionRegistryImpl.initializ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PortletDefinitionRegistryImpl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ortletDefinitionRegistryImpl.loadWebApp( String baseDir , String webModu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ortletDefinitionRegistryImpl.scanWebapp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ortletDefinitionRegistryImpl.loadLoc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ortletDefinitionRegistryImpl.load( InputSource portletXml , InputSource webXml , InputSource copletXml , String webModu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PortletDefinitionRegistryImpl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